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paragraph-properties fo:text-align="start" style:justify-single-word="fals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Footnote">
      <style:text-properties fo:font-style="normal" officeooo:rsid="00232c35" officeooo:paragraph-rsid="00214750" style:font-style-asian="normal" style:font-style-complex="normal"/>
    </style:style>
    <style:style style:name="P21" style:family="paragraph" style:parent-style-name="Footnote">
      <style:text-properties fo:font-style="normal" officeooo:rsid="00251827" officeooo:paragraph-rsid="00251827" style:font-style-asian="normal" style:font-style-complex="normal"/>
    </style:style>
    <style:style style:name="P22" style:family="paragraph" style:parent-style-name="Footnote">
      <style:text-properties fo:font-style="normal" officeooo:rsid="00270e16" officeooo:paragraph-rsid="00270e16" style:font-style-asian="normal" style:font-style-complex="normal"/>
    </style:style>
    <style:style style:name="P23" style:family="paragraph" style:parent-style-name="Footnote">
      <style:text-properties fo:font-style="normal" officeooo:rsid="002a558d" officeooo:paragraph-rsid="002a558d" style:font-style-asian="normal" style:font-style-complex="normal"/>
    </style:style>
    <style:style style:name="P24" style:family="paragraph" style:parent-style-name="Footnote">
      <style:text-properties fo:font-style="normal" officeooo:rsid="00217ef5" style:font-style-asian="normal" style:font-style-complex="normal"/>
    </style:style>
    <style:style style:name="P25" style:family="paragraph" style:parent-style-name="Footnote">
      <style:text-properties fo:font-style="normal" officeooo:rsid="00217ef5" officeooo:paragraph-rsid="00329f34" style:font-style-asian="normal" style:font-style-complex="normal"/>
    </style:style>
    <style:style style:name="P26" style:family="paragraph" style:parent-style-name="Footnote">
      <style:text-properties officeooo:rsid="004d546d" officeooo:paragraph-rsid="004d546d"/>
    </style:style>
    <style:style style:name="P27" style:family="paragraph" style:parent-style-name="Footnote">
      <style:text-properties officeooo:paragraph-rsid="004df9d6"/>
    </style:style>
    <style:style style:name="P28" style:family="paragraph" style:parent-style-name="Footnote">
      <style:text-properties officeooo:rsid="0050ccb8" officeooo:paragraph-rsid="0050ccb8"/>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2"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3"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4"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49"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Footnote">
      <style:text-properties fo:font-style="italic" officeooo:rsid="005ab99e" officeooo:paragraph-rsid="005ab99e" style:font-style-asian="italic" style:font-style-complex="italic"/>
    </style:style>
    <style:style style:name="P51" style:family="paragraph" style:parent-style-name="Footnote">
      <style:text-properties officeooo:paragraph-rsid="00412184"/>
    </style:style>
    <style:style style:name="P52" style:family="paragraph" style:parent-style-name="Footnote">
      <style:text-properties fo:font-style="normal" officeooo:rsid="0034a394" officeooo:paragraph-rsid="00412184" fo:background-color="#ffff00" style:font-style-asian="normal" style:font-style-complex="normal"/>
    </style:style>
    <style:style style:name="P5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4"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51b2fb"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66842d" officeooo:paragraph-rsid="0066842d" style:font-weight-asian="bold" style:font-weight-complex="bold"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rsid="00611a14" officeooo:paragraph-rsid="00611a14"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69" style:family="paragraph" style:parent-style-name="Text_20_body">
      <style:paragraph-properties fo:line-height="150%" fo:text-align="justify" style:justify-single-word="false" fo:hyphenation-ladder-count="no-limit"/>
      <style:text-properties officeooo:rsid="0066261b" officeooo:paragraph-rsid="0066842d" fo:hyphenate="true" fo:hyphenation-remain-char-count="2" fo:hyphenation-push-char-count="2"/>
    </style:style>
    <style:style style:name="P70" style:family="paragraph" style:parent-style-name="Text_20_body">
      <style:paragraph-properties fo:line-height="150%" fo:text-align="justify" style:justify-single-word="false" fo:hyphenation-ladder-count="no-limit"/>
      <style:text-properties officeooo:rsid="0066842d" officeooo:paragraph-rsid="0066842d"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72"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73"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74" style:family="paragraph" style:parent-style-name="Text_20_body">
      <style:paragraph-properties fo:line-height="150%" fo:text-align="justify" style:justify-single-word="false" fo:hyphenation-ladder-count="no-limit" fo:break-before="page"/>
      <style:text-properties fo:hyphenate="true" fo:hyphenation-remain-char-count="2" fo:hyphenation-push-char-count="2"/>
    </style:style>
    <style:style style:name="P75"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6"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2a4d94" fo:background-color="transparent" loext:char-shading-value="0" style:font-style-asian="normal" style:font-style-complex="normal"/>
    </style:style>
    <style:style style:name="T27" style:family="text">
      <style:text-properties fo:font-style="normal" fo:background-color="#ffff00" loext:char-shading-value="0" style:font-style-asian="normal" style:font-style-complex="normal"/>
    </style:style>
    <style:style style:name="T28" style:family="text">
      <style:text-properties fo:font-style="normal" officeooo:rsid="0034a394" fo:background-color="#ffff00" loext:char-shading-value="0" style:font-style-asian="normal" style:font-style-complex="normal"/>
    </style:style>
    <style:style style:name="T29" style:family="text">
      <style:text-properties fo:font-style="normal" style:font-size-asian="10.5pt" style:font-style-asian="normal" style:font-weight-asian="normal" style:font-style-complex="normal"/>
    </style:style>
    <style:style style:name="T30" style:family="text">
      <style:text-properties fo:font-style="normal" officeooo:rsid="002723f8" style:font-size-asian="10.5pt" style:font-style-asian="normal" style:font-weight-asian="normal" style:font-style-complex="normal"/>
    </style:style>
    <style:style style:name="T31" style:family="text">
      <style:text-properties fo:font-style="normal" officeooo:rsid="004df9d6" style:font-size-asian="10.5pt" style:font-style-asian="normal" style:font-weight-asian="normal" style:font-style-complex="normal"/>
    </style:style>
    <style:style style:name="T32" style:family="text">
      <style:text-properties fo:font-style="normal" fo:font-weight="normal" officeooo:rsid="002723f8" style:font-size-asian="10.5pt" style:font-style-asian="normal" style:font-weight-asian="normal" style:font-style-complex="normal" style:font-weight-complex="normal"/>
    </style:style>
    <style:style style:name="T33" style:family="text">
      <style:text-properties fo:font-style="normal" fo:font-weight="normal" officeooo:rsid="004df9d6" style:font-size-asian="10.5pt" style:font-style-asian="normal" style:font-weight-asian="normal" style:font-style-complex="normal" style:font-weight-complex="normal"/>
    </style:style>
    <style:style style:name="T34" style:family="text">
      <style:text-properties fo:font-style="italic" style:font-style-asian="italic" style:font-style-complex="italic"/>
    </style:style>
    <style:style style:name="T35" style:family="text">
      <style:text-properties fo:font-style="italic" officeooo:rsid="0020979f" style:font-style-asian="italic" style:font-style-complex="italic"/>
    </style:style>
    <style:style style:name="T36" style:family="text">
      <style:text-properties fo:font-style="italic" officeooo:rsid="002b894e" style:font-style-asian="italic" style:font-style-complex="italic"/>
    </style:style>
    <style:style style:name="T37" style:family="text">
      <style:text-properties fo:font-style="italic" officeooo:rsid="002cd32e" style:font-style-asian="italic" style:font-style-complex="italic"/>
    </style:style>
    <style:style style:name="T38" style:family="text">
      <style:text-properties fo:font-style="italic" officeooo:rsid="002de820" style:font-style-asian="italic" style:font-style-complex="italic"/>
    </style:style>
    <style:style style:name="T39" style:family="text">
      <style:text-properties fo:font-style="italic" officeooo:rsid="002a4d94" style:font-style-asian="italic" style:font-style-complex="italic"/>
    </style:style>
    <style:style style:name="T40" style:family="text">
      <style:text-properties fo:font-style="italic" officeooo:rsid="002a558d" style:font-style-asian="italic" style:font-style-complex="italic"/>
    </style:style>
    <style:style style:name="T41" style:family="text">
      <style:text-properties fo:font-style="italic" officeooo:rsid="00362764" style:font-style-asian="italic" style:font-style-complex="italic"/>
    </style:style>
    <style:style style:name="T42" style:family="text">
      <style:text-properties fo:font-style="italic" officeooo:rsid="003f1acc" style:font-style-asian="italic" style:font-style-complex="italic"/>
    </style:style>
    <style:style style:name="T43" style:family="text">
      <style:text-properties fo:font-style="italic" officeooo:rsid="004066a9" style:font-style-asian="italic" style:font-style-complex="italic"/>
    </style:style>
    <style:style style:name="T44" style:family="text">
      <style:text-properties fo:font-style="italic" officeooo:rsid="004466f8" style:font-style-asian="italic" style:font-style-complex="italic"/>
    </style:style>
    <style:style style:name="T45" style:family="text">
      <style:text-properties fo:font-style="italic" officeooo:rsid="0045e8fa" style:font-style-asian="italic" style:font-style-complex="italic"/>
    </style:style>
    <style:style style:name="T46" style:family="text">
      <style:text-properties fo:font-style="italic" officeooo:rsid="00471921" style:font-style-asian="italic" style:font-style-complex="italic"/>
    </style:style>
    <style:style style:name="T47" style:family="text">
      <style:text-properties fo:font-style="italic" officeooo:rsid="0047a7c1" style:font-style-asian="italic" style:font-style-complex="italic"/>
    </style:style>
    <style:style style:name="T48" style:family="text">
      <style:text-properties fo:font-style="italic" officeooo:rsid="00481f43" style:font-style-asian="italic" style:font-style-complex="italic"/>
    </style:style>
    <style:style style:name="T49" style:family="text">
      <style:text-properties fo:font-style="italic" officeooo:rsid="004df9d6" style:font-style-asian="italic" style:font-style-complex="italic"/>
    </style:style>
    <style:style style:name="T50" style:family="text">
      <style:text-properties fo:font-style="italic" officeooo:rsid="004f3f46" style:font-style-asian="italic" style:font-style-complex="italic"/>
    </style:style>
    <style:style style:name="T51" style:family="text">
      <style:text-properties fo:font-style="italic" officeooo:rsid="005f2820" style:font-style-asian="italic" style:font-style-complex="italic"/>
    </style:style>
    <style:style style:name="T52" style:family="text">
      <style:text-properties fo:font-style="italic" officeooo:rsid="00611a14" style:font-style-asian="italic" style:font-style-complex="italic"/>
    </style:style>
    <style:style style:name="T53" style:family="text">
      <style:text-properties fo:font-style="italic" fo:font-weight="normal" officeooo:rsid="002723f8" style:font-size-asian="10.5pt" style:font-style-asian="italic" style:font-weight-asian="normal" style:font-style-complex="italic" style:font-weight-complex="normal"/>
    </style:style>
    <style:style style:name="T54" style:family="text">
      <style:text-properties officeooo:rsid="0020979f"/>
    </style:style>
    <style:style style:name="T55" style:family="text">
      <style:text-properties officeooo:rsid="00214ca2"/>
    </style:style>
    <style:style style:name="T56" style:family="text">
      <style:text-properties officeooo:rsid="0025a322"/>
    </style:style>
    <style:style style:name="T57" style:family="text">
      <style:text-properties fo:language="fr" fo:country="FR" officeooo:rsid="0028a48f" style:language-asian="zxx" style:country-asian="none" style:language-complex="zxx" style:country-complex="none"/>
    </style:style>
    <style:style style:name="T58" style:family="text">
      <style:text-properties fo:language="fr" fo:country="FR" officeooo:rsid="0026bf85" style:language-asian="zxx" style:country-asian="none" style:language-complex="zxx" style:country-complex="none"/>
    </style:style>
    <style:style style:name="T59" style:family="text">
      <style:text-properties fo:language="fr" fo:country="FR" officeooo:rsid="0028ae63" style:language-asian="zxx" style:country-asian="none" style:language-complex="zxx" style:country-complex="none"/>
    </style:style>
    <style:style style:name="T60"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1" style:family="text">
      <style:text-properties officeooo:rsid="002b894e"/>
    </style:style>
    <style:style style:name="T62" style:family="text">
      <style:text-properties officeooo:rsid="00288181"/>
    </style:style>
    <style:style style:name="T63" style:family="text">
      <style:text-properties style:font-name="Liberation Serif" fo:font-size="12pt" style:font-size-asian="12pt" style:font-size-complex="12pt"/>
    </style:style>
    <style:style style:name="T64" style:family="text">
      <style:text-properties style:font-name="Liberation Serif" fo:font-size="12pt" officeooo:rsid="002ded39" style:font-size-asian="12pt" style:font-size-complex="12pt"/>
    </style:style>
    <style:style style:name="T65" style:family="text">
      <style:text-properties style:font-name="Liberation Serif" fo:font-size="12pt" officeooo:rsid="002f1c69" style:font-size-asian="12pt" style:font-size-complex="12pt"/>
    </style:style>
    <style:style style:name="T66" style:family="text">
      <style:text-properties style:font-name="Liberation Serif" fo:font-size="12pt" officeooo:rsid="00310ba1" style:font-size-asian="12pt" style:font-size-complex="12pt"/>
    </style:style>
    <style:style style:name="T67" style:family="text">
      <style:text-properties style:font-name="Liberation Serif" fo:font-size="12pt" officeooo:rsid="003139fc" style:font-size-asian="12pt" style:font-size-complex="12pt"/>
    </style:style>
    <style:style style:name="T68" style:family="text">
      <style:text-properties style:font-name="Liberation Serif" fo:font-size="12pt" officeooo:rsid="0031d46c" style:font-size-asian="12pt" style:font-size-complex="12pt"/>
    </style:style>
    <style:style style:name="T69" style:family="text">
      <style:text-properties style:font-name="Liberation Serif" fo:font-size="12pt" officeooo:rsid="0034a394" style:font-size-asian="12pt" style:font-size-complex="12pt"/>
    </style:style>
    <style:style style:name="T70" style:family="text">
      <style:text-properties style:font-name="Liberation Serif" fo:font-size="12pt" officeooo:rsid="004ce802" style:font-size-asian="12pt" style:font-size-complex="12pt"/>
    </style:style>
    <style:style style:name="T71" style:family="text">
      <style:text-properties style:font-name="Liberation Serif" fo:font-size="12pt" fo:font-style="normal" officeooo:rsid="002007c6" style:font-size-asian="12pt" style:font-style-asian="normal" style:font-size-complex="12pt" style:font-style-complex="normal"/>
    </style:style>
    <style:style style:name="T72" style:family="text">
      <style:text-properties style:font-name="Liberation Serif" fo:font-size="12pt" fo:font-style="normal" officeooo:rsid="002f1c69" style:font-size-asian="12pt" style:font-style-asian="normal" style:font-size-complex="12pt" style:font-style-complex="normal"/>
    </style:style>
    <style:style style:name="T73" style:family="text">
      <style:text-properties style:font-name="Liberation Serif" fo:font-size="12pt" fo:font-style="normal" officeooo:rsid="004ce802" style:font-size-asian="12pt" style:font-style-asian="normal" style:font-size-complex="12pt" style:font-style-complex="normal"/>
    </style:style>
    <style:style style:name="T74" style:family="text">
      <style:text-properties style:font-name="Liberation Serif" fo:font-size="12pt" fo:font-style="italic" officeooo:rsid="004ce802" style:font-size-asian="12pt" style:font-style-asian="italic" style:font-size-complex="12pt" style:font-style-complex="italic"/>
    </style:style>
    <style:style style:name="T75" style:family="text">
      <style:text-properties officeooo:rsid="002a558d"/>
    </style:style>
    <style:style style:name="T76" style:family="text">
      <style:text-properties officeooo:rsid="0031d46c"/>
    </style:style>
    <style:style style:name="T77" style:family="text">
      <style:text-properties officeooo:rsid="0034a394"/>
    </style:style>
    <style:style style:name="T78" style:family="text">
      <style:text-properties officeooo:rsid="00384a38"/>
    </style:style>
    <style:style style:name="T79" style:family="text">
      <style:text-properties fo:background-color="#ffff00" loext:char-shading-value="0"/>
    </style:style>
    <style:style style:name="T80" style:family="text">
      <style:text-properties officeooo:rsid="004466f8" fo:background-color="#ffff00" loext:char-shading-value="0"/>
    </style:style>
    <style:style style:name="T81" style:family="text">
      <style:text-properties officeooo:rsid="00471921" fo:background-color="#ffff00" loext:char-shading-value="0"/>
    </style:style>
    <style:style style:name="T82" style:family="text">
      <style:text-properties officeooo:rsid="003dee57"/>
    </style:style>
    <style:style style:name="T83" style:family="text">
      <style:text-properties officeooo:rsid="003f1acc"/>
    </style:style>
    <style:style style:name="T84" style:family="text">
      <style:text-properties officeooo:rsid="004066a9"/>
    </style:style>
    <style:style style:name="T85" style:family="text">
      <style:text-properties officeooo:rsid="00412184"/>
    </style:style>
    <style:style style:name="T86" style:family="text">
      <style:text-properties officeooo:rsid="004466f8"/>
    </style:style>
    <style:style style:name="T87" style:family="text">
      <style:text-properties officeooo:rsid="004658e2"/>
    </style:style>
    <style:style style:name="T88" style:family="text">
      <style:text-properties officeooo:rsid="00471921"/>
    </style:style>
    <style:style style:name="T89" style:family="text">
      <style:text-properties officeooo:rsid="0047a7c1"/>
    </style:style>
    <style:style style:name="T90" style:family="text">
      <style:text-properties officeooo:rsid="0048114f"/>
    </style:style>
    <style:style style:name="T91" style:family="text">
      <style:text-properties officeooo:rsid="00481f43"/>
    </style:style>
    <style:style style:name="T92" style:family="text">
      <style:text-properties officeooo:rsid="004a144c"/>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5570a4" style:font-weight-asian="bold" style:font-weight-complex="bold"/>
    </style:style>
    <style:style style:name="T95" style:family="text">
      <style:text-properties officeooo:rsid="004d546d"/>
    </style:style>
    <style:style style:name="T96" style:family="text">
      <style:text-properties officeooo:rsid="004df9d6"/>
    </style:style>
    <style:style style:name="T97" style:family="text">
      <style:text-properties officeooo:rsid="004f3f46"/>
    </style:style>
    <style:style style:name="T98" style:family="text">
      <style:text-properties officeooo:rsid="00539c9d"/>
    </style:style>
    <style:style style:name="T99" style:family="text">
      <style:text-properties officeooo:rsid="005570a4"/>
    </style:style>
    <style:style style:name="T100" style:family="text">
      <style:text-properties officeooo:rsid="00585143"/>
    </style:style>
    <style:style style:name="T101" style:family="text">
      <style:text-properties officeooo:rsid="005a05fd"/>
    </style:style>
    <style:style style:name="T102" style:family="text">
      <style:text-properties officeooo:rsid="005c5a84"/>
    </style:style>
    <style:style style:name="T103" style:family="text">
      <style:text-properties officeooo:rsid="005dc674"/>
    </style:style>
    <style:style style:name="T104" style:family="text">
      <style:text-properties officeooo:rsid="005f28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tab/>La biosphère<text:note text:id="ftn1" text:note-class="footnote"><text:note-citation>1</text:note-citation><text:note-body><text:p text:style-name="P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54">plusieurs</text:span> crises d'extinction des espèces. Il y a deux cent cinquante <text:span text:style-name="T54">millions</text:span> d'années, par exemple, la crise du <text:span text:style-name="T55">P</text:span>ermien a entraîné la disparition de 50 % des espèces animal<text:span text:style-name="T55">es</text:span> terrestre et <text:s/><text:span text:style-name="T55">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5">super volcan</text:span> ; 4/ l'extinction à la jonction trias-jurassique, il y a 215 mA ; 5/ l'extinction de la fin du mésozoïque, il y a 65,5 mA. François RAMADE, dans <text:span text:style-name="T34">Le Grand Massacre. L’avenir des espèces vivantes</text:span><text:span text:style-name="T1">, (cité In., Laurent TESTOT, « Les crises écologiques », </text:span><text:span text:style-name="T34">Sciences Humaines</text:span><text:span text:style-name="T1">, </text:span><text:span text:style-name="T5">numéro spécial, n°247, avril 2013.</text:span></text:p><text:p text:style-name="P20"/></text:note-body></text:note>. <text:span text:style-name="T54">Le </text:span><text:span text:style-name="T35">Rapport de l'évaluation des écosystèmes pour le millénaire,</text:span><text:span text:style-name="T54"> remis au secrétaire général de l'Organisation des Nations Unis (ONU) en 2005 établit qu'une nouvelle crise d'extinction est en cours du fait des activités humaines</text:span><text:span text:style-name="T54"><text:note text:id="ftn3" text:note-class="footnote"><text:note-citation>3</text:note-citation><text:note-body><text:p text:style-name="P5">Millennium Ecosystem Assessment, <text:span text:style-name="T34">Ecosystems and Human Well-being: Biodiversity Synthesis,</text:span> World Resources Institute, Washington, DC. <text:s/>2005, p. 2</text:p><text:p text:style-name="P5"/></text:note-body></text:note></text:span><text:span text:style-name="T54">. C'est la première crise d'extinction d’origine anthropique. Une différence majeure apparaît par rapport aux crises précédentes : le rythme d'extinction des espèces est <text:s/>cent fois plus rapide que le rythme d'extinction naturel</text:span><text:span text:style-name="T54"><text:note text:id="ftn4" text:note-class="footnote"><text:note-citation>4</text:note-citation><text:note-body><text:p text:style-name="P5">Millennium Ecosystem Assessment, <text:span text:style-name="T34">Ecosystems and Human Well-being: Biodiversity Synthesis,</text:span> Op. Cit., p. 44</text:p></text:note-body></text:note></text:span><text:span text:style-name="T54">. L'espèce humaine, par son activité serait devenue une force géologique capable de modifier l'état de la faune et de la flore. L'anthropocène aurait succédé à l'holocène</text:span><text:span text:style-name="T54"><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34">L'évènement Anthropocène. La terre, l'histoire et nous</text:span><text:span text:style-name="T1"> (Seuil, 2013, Paris, 320 p.).</text:span></text:p><text:p text:style-name="P21"/></text:note-body></text:note></text:span><text:span text:style-name="T54">.</text:span></text:p>
      <text:p text:style-name="P35"><text:tab/><text:span text:style-name="T55">La maitrise humaine sur l'environnement</text:span><text:span text:style-name="T55"><text:note text:id="ftn6" text:note-class="footnote"><text:note-citation>6</text:note-citation><text:note-body><text:p text:style-name="P18"><text:span text:style-name="T83">Nous empruntons l'expression « maitrise de la nature » à la formule de René DESCARTES : </text:span>« <text:span text:style-name="T42">[...]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83"> ». René DESCARTES, </text:span><text:span text:style-name="T42">Discours de la méthode</text:span><text:span text:style-name="T83">, 6e partie, Bibliothèque de la Pléiade, Éd. Gallimard, 1966, p. 168.</text:span></text:p></text:note-body></text:note></text:span><text:span text:style-name="T55">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5"><text:note text:id="ftn7" text:note-class="footnote"><text:note-citation>7</text:note-citation><text:note-body><text:p text:style-name="P16">T<text:span text:style-name="T82">homas PIKETTY, </text:span><text:a xlink:type="simple" xlink:href="http://piketty.pse.ens.fr/files/capital21c/pdf/T2.1.pdf"><text:span text:style-name="T82">http://piketty.pse.ens.fr/files/capital21c/pdf/T2.1.pdf</text:span></text:a></text:p><text:p text:style-name="P16"/></text:note-body></text:note></text:span><text:span text:style-name="T55">. Une telle croissance a entrainé la multiplication moyenne par 4,4 <text:s/>du revenu par tête <text:s/>entre 1913 et 2012</text:span><text:span text:style-name="T55"><text:note text:id="ftn8" text:note-class="footnote"><text:note-citation>8</text:note-citation><text:note-body><text:p text:style-name="P17">T<text:span text:style-name="T82">homas PIKETTY,</text:span><text:a xlink:type="simple" xlink:href="http://piketty.pse.ens.fr/files/capital21c/pdf/T2.2.pdf">http://piketty.pse.ens.fr/files/capital21c/pdf/T2.2.pdf</text:a> </text:p><text:p text:style-name="P17"/></text:note-body></text:note></text:span><text:span text:style-name="T55">, le PIB par habitant étant en réalité inégalement réparti.</text:span></text:p>
      <text:p text:style-name="P41"><text:tab/><text:span text:style-name="T83">La dite maîtrise n'est cependant pas totale, et les relations entre l'Homme et la Nature apparaissent davantage comme étant dialectiques. En plus, des impacts accidentels symbolisés par des catastrophes dites industrielles</text:span><text:span text:style-name="T83"><text:note text:id="ftn9" text:note-class="footnote"><text:note-citation>9</text:note-citation><text:note-body><text:p text:style-name="P6">Pour un éclairage sur la notion de catastrophe, voir, Jean-Pierre DUPUY, <text:span text:style-name="T34">Petite métaphysique des tsunamis</text:span><text:span text:style-name="T1">, <text:s/>Seuil, 2005, Paris, 106 p.</text:span></text:p><text:p text:style-name="P22"/></text:note-body></text:note></text:span><text:span text:style-name="T83">, telles que celles de Seveso en 1976, de Bophal en 1984 ou Fukushi</text:span><text:soft-page-break/><text:span text:style-name="T83">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6"/>
      <text:p text:style-name="P36"><text:tab/><text:span text:style-name="T56">Si la structure économique moderne, basée sur la production et la consommation sans cesse croissante de biens et de services n'est pas soutenable dans le cadre fini de la planète Terre</text:span><text:span text:style-name="T56"><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34">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62">est la surface nécessaire à la satisfaction des besoins d'un groupe d'individus. Il faudrait plus de deux planètes si l'ensemble de la population humaine vivait comme les français.</text:span></text:p><text:p text:style-name="P6"/></text:note-body></text:note></text:span><text:span text:style-name="T56">, la Nature est indispensable à la vie humaine terrestre, en ce qu'elle concourt à des « services écosystémiques ». C'est ce que pointe dès</text:span><text:span text:style-name="T57"> 1972, l</text:span><text:span text:style-name="T58">e rapport </text:span><text:span text:style-name="T60">The limits to growth - Halte à la croissance ?</text:span><text:span text:style-name="T58"> </text:span><text:span text:style-name="T57">publié </text:span><text:span text:style-name="T59">sous la direction de Dennis MEADOWS, </text:span><text:span text:style-name="T57">par le Club de Rome. </text:span><text:span text:style-name="T56">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6"><text:note text:id="ftn11" text:note-class="footnote"><text:note-citation>11</text:note-citation><text:note-body><text:p text:style-name="P1"><text:span text:style-name="T79">Opoprtunities and challenges for business and Industry, p.</text:span> 3</text:p><text:p text:style-name="P1"/></text:note-body></text:note></text:span><text:span text:style-name="T56">.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2"><text:tab/>Il apparaît, par conséquent, que l<text:span text:style-name="T84">a protection des </text:span>écosystèmes, <text:span text:style-name="T84">qui sont mal pris en compte dans le système économique marchand actuel</text:span><text:span text:style-name="T84"><text:note text:id="ftn12" text:note-class="footnote"><text:note-citation>12</text:note-citation><text:note-body><text:p text:style-name="P19">PIGOU</text:p></text:note-body></text:note></text:span><text:span text:style-name="T84">,</text:span> <text:span text:style-name="T84">doit être assurée par des mécanismes d'évitement ou de prévention des impacts, ou à défaut par des mesures compensatoires</text:span>. <text:span text:style-name="T61">C'est ce que souligne en 1987 le rapport </text:span><text:span text:style-name="T36">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6">soutenable</text:span><text:span text:style-name="T3"> ou </text:span><text:span text:style-name="T36">durable</text:span><text:span text:style-name="T3">. </text:span><text:span text:style-name="T2">Un </text:span><text:span text:style-name="T6">tel développement</text:span><text:span text:style-name="T2"> « </text:span><text:span text:style-name="T37">répond</text:span><text:span text:style-name="T39">[rait]</text:span><text:span text:style-name="T37">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6">, nota</text:span><text:span text:style-name="T6">mment, sur des mécanismes « </text:span><text:span text:style-name="T43">encourageant</text:span><text:span text:style-name="T39"> les entreprises à investir dans des mesures préventives, curatives ou compensatoire</text:span><text:span text:style-name="T40">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32"><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8">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34">Le Monde Diplomatique</text:span><text:span text:style-name="T1">, novembre 2003.</text:span></text:p><text:p text:style-name="P23"/></text:note-body></text:note></text:span><text:span text:style-name="T4">.</text:span></text:p>
      <text:p text:style-name="P33"><text:tab/><text:span text:style-name="T75">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3"><text:span text:style-name="T85"><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40">à restaurer ou recréer un milieu naturel en contrepartie d’un dommage à la biodiversité provoqué par un projet ou un document de planification</text:span><text:span text:style-name="T75"> »</text:span><text:span text:style-name="T75"><text:note text:id="ftn16" text:note-class="footnote"><text:note-citation>16</text:note-citation><text:note-body><text:p text:style-name="P8">Commissariat général au développement durable, 2012</text:p><text:p text:style-name="P8"/></text:note-body></text:note></text:span><text:span text:style-name="T75">.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3"/>
      <text:p text:style-name="P48"><text:soft-page-break/><text:span text:style-name="T94">A</text:span><text:span text:style-name="T93">. Approche comparative</text:span></text:p>
      <text:p text:style-name="P48"/>
      <text:p text:style-name="P48"><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48"><text:tab/>De manière générale, les mesures <text:span text:style-name="T30">visant à restaurer ou recréer un milieu naturel en contrepartie d’un dommage à la biodiversité </text:span><text:span text:style-name="T29">sont marginales par rapport aux mesures concernant la pollution de l'eau, ou les nuisances sonores. </text:span><text:span text:style-name="T31">L'évaluation de l'efficacité de la compensation est mitigé</text:span><text:span text:style-name="T31"><text:note text:id="ftn17" text:note-class="footnote"><text:note-citation>17</text:note-citation><text:note-body><text:p text:style-name="Footnote"/></text:note-body></text:note></text:span><text:span text:style-name="T31">.</text:span></text:p>
      <text:p text:style-name="P48"/>
      <text:p text:style-name="P48"><text:span text:style-name="T85">La compensation environnementale peut prendre la forme de trois différents mécanismes</text:span><text:span text:style-name="T85"><text:note text:id="ftn18" text:note-class="footnote"><text:note-citation>18</text:note-citation><text:note-body><text:p text:style-name="Footnote"/></text:note-body></text:note></text:span><text:span text:style-name="T85"> :</text:span></text:p>
      <text:list xml:id="list2277815347418140273" text:style-name="L1">
        <text:list-item>
          <text:p text:style-name="P54">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54">la mise en place d'une banque de compensation qui est en charge de la préservation ou de la restauration d'un site grâce à des <text:span text:style-name="T92">crédits</text:span> alloués par les opérateurs économiques afin de compenser les impacts de leurs projets ;</text:p>
        </text:list-item>
        <text:list-item>
          <text:p text:style-name="P54">la réalisation de mesures compensatoires individuelles par l'opérateur au titre de ses mesures compensatoires.</text:p>
        </text:list-item>
      </text:list>
      <text:p text:style-name="P57"><text:tab/>En France, les mesures compensatoires sont <text:span text:style-name="T100">principalement </text:span>mises en œuvre individuellement par les porteurs de projet. Depuis 2008, la CDC Biodiversité, créée par la Caisse des <text:span text:style-name="T100">d</text:span>épôts et des <text:span text:style-name="T100">c</text:span>onsignation opère comme banque de compensation. <text:span text:style-name="T100">CDC Biodiversité est un projet pilote qui vise à transposer le modèle de marché d'émission de gaz à effet de serre.</text:span></text:p>
      <text:p text:style-name="P48"><text:tab/><text:span text:style-name="T87">Dans tous les pays où elle existe, la compensation environnementale entre dans le cadre de la séquence éviter, réduire, compenser.</text:span></text:p>
      <text:p text:style-name="P48"/>
      <text:p text:style-name="P46"><text:soft-page-break/>1. Les approches nord-américaines <text:s/><text:span text:style-name="T98">fondées sur des banques </text:span>de compensation</text:p>
      <text:p text:style-name="P58"><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48"><text:tab/>Le système <text:s/><text:span text:style-name="T86">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6"><text:note text:id="ftn19" text:note-class="footnote"><text:note-citation>19</text:note-citation><text:note-body><text:p text:style-name="Footnote"><text:span text:style-name="T86"><text:s/>Le niveau régional se caractérise, par exemple, par l'existence de trente-huit districts du corps des Ingénieurs de l'Armée des États-Unis (« </text:span><text:span text:style-name="T44">US Army Corps of Engineers </text:span><text:span text:style-name="T14">»</text:span><text:span text:style-name="T86">) charger du contrôle des mesures compensatoires des impacts résiduels <text:s/>de projets sur les zones humides. </text:span><text:span text:style-name="T80">XXX P. </text:span><text:span text:style-name="T81">1</text:span><text:span text:style-name="T80">1.</text:span></text:p></text:note-body></text:note></text:span><text:span text:style-name="T86">. Dans le cadre de l'objectif « pas de perte nette » (« </text:span><text:span text:style-name="T45">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48"><text:tab/><text:span text:style-name="T91">En Australie, la mise en place des mesures compensatoires est réalisée au niveau des Etats. Les mesures compensatoires utilisent des mécanismes originaux. Le programme </text:span><text:span text:style-name="T48">Bushbroker</text:span><text:span text:style-name="T19"> dans l’État de Victoria, </text:span><text:span text:style-name="T20">par exemple,</text:span><text:span text:style-name="T19"> établie que les mesures compensatoires doivent permettre de réaliser un gain net de biodiversité (« </text:span><text:span text:style-name="T48">net gain </text:span><text:span text:style-name="T19">») pour la végétation native dans le cadre de projets entrainant le défrichement de végétation native. Les mesures compensatoires sont déterminées sur la base de la méthodologie « </text:span><text:span text:style-name="T48">Habitat hectares </text:span><text:span text:style-name="T19">» combinant la mesure de la superficie de la zone impactée et la qualité de la biodiversité établie sur la base des habitats d'espèces. </text:span></text:p>
      <text:p text:style-name="P48"><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text:span><text:soft-page-break/><text:span text:style-name="T20">nière peut par ailleurs outrepasser toute autre législation, mettant à mal l'effectivité de la compensation environnementale.</text:span></text:p>
      <text:p text:style-name="P47"/>
      <text:p text:style-name="P44">2. <text:span text:style-name="T98">Le développement de mécanismes de compensation sectorielle en Amérique Latine, en Asie et en Europe</text:span></text:p>
      <text:p text:style-name="P48"><text:tab/>En Amérique Latine, <text:span text:style-name="T90">en Asie,</text:span> ainsi qu'en Europe la compensation environnementale s'inscrit principalement dans le cadre de l'étude d'impact environnementale. <text:span text:style-name="T88">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6">«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20</text:note-citation><text:note-body><text:p text:style-name="P10">p. 30</text:p></text:note-body></text:note></text:span><text:span text:style-name="T17">. </text:span></text:p>
      <text:p text:style-name="P48"><text:span text:style-name="T17"><text:tab/></text:span><text:span text:style-name="T18">E</text:span><text:span text:style-name="T86">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7">Eingriffsregelung</text:span><text:span text:style-name="T89"> »). La compensation environnementale couvre l'ensemble des projets impactant le patrimoine naturel, y compris les paysages</text:span><text:span text:style-name="T89"><text:note text:id="ftn21" text:note-class="footnote"><text:note-citation>21</text:note-citation><text:note-body><text:p text:style-name="Footnote">Darbi, M.; et al., <text:span text:style-name="T34">International Approaches to Compensation for Impacts on Biological Diversity</text:span>. Rapport final, <text:span text:style-name="T90">pp. 24-26.</text:span></text:p></text:note-body></text:note></text:span><text:span text:style-name="T89">. La valeur du biotope est pré-définie dans des listes au niveau des </text:span><text:span text:style-name="T47">l</text:span><text:span text:style-name="T49">anders</text:span><text:span text:style-name="T21">. Cette fixation publique de la valeur de la biodiversité différencie la valeur avant l'impact et la valeur prospective après l'impact environnemental.</text:span></text:p>
      <text:p text:style-name="P59"/>
      <text:p text:style-name="P45"><text:span text:style-name="T21">3. </text:span><text:span text:style-name="T1">L'émergence de la compensation environnementale en Afrique</text:span></text:p>
      <text:p text:style-name="P38"><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text:soft-page-break/>doivent être évités, minimisés et corrigés, la correction étant entendue comme une compensation des impacts résiduels. Il s'agit d'un système de compensation individuel.</text:p>
      <text:p text:style-name="P37"/>
      <text:p text:style-name="P37"><text:span text:style-name="T94">B</text:span><text:span text:style-name="T93">. Construction progressive d'un cadre juridique pour les mesures compensatoires</text:span></text:p>
      <text:p text:style-name="P71"/>
      <text:p text:style-name="P34"><text:tab/><text:span text:style-name="T85">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4"/>
      <text:p text:style-name="P43">1. La prise en compte tardive et ineffective des mesures compensatoires dans les études d'impact environnementales</text:p>
      <text:p text:style-name="P39"/>
      <text:p text:style-name="P40"><text:span text:style-name="T63"><text:tab/></text:span><text:span text:style-name="T64">La loi n°76-629 relative à la protection de la Nature fait pourtant apparaître les mesures compensatoires dès 1976 </text:span><text:span text:style-name="T70">pour tous les « </text:span><text:span text:style-name="T74">travaux et projets d'aménagement qui sont entrepris par une collectivité publique ou qui nécessitent une autorisation ou une décision d'approbation ainsi que les documents d'urbanisme </text:span><text:span text:style-name="T73">»</text:span><text:span text:style-name="T64">. Elle d</text:span><text:span text:style-name="T71">ispos</text:span><text:span text:style-name="T72">e</text:span><text:span text:style-name="T71"> que l'étude d'impact mentionn</text:span><text:span text:style-name="T72">e</text:span><text:span text:style-name="T71"> les mesures pouvant supprimer ou réduire et si possible compenser les conséquence</text:span><text:span text:style-name="T72">s</text:span><text:span text:style-name="T71"> du projet pour l'environnement. </text:span><text:span text:style-name="T72">Elle n'instaure cependant pas d'obligation de mise en œuvre de la </text:span><text:span text:style-name="T71">compensation, </text:span><text:span text:style-name="T72">mais la seule mention dans l'étude d'impact</text:span><text:span text:style-name="T65"><text:note text:id="ftn22" text:note-class="footnote"><text:note-citation>22</text:note-citation><text:note-body><text:p text:style-name="P12">Loi n° 76-629 relative à la protection de la nature, Art. 2.</text:p><text:p text:style-name="P12"/></text:note-body></text:note></text:span><text:span text:style-name="T65">. </text:span></text:p>
      <text:p text:style-name="P40"><text:span text:style-name="T65"><text:tab/></text:span><text:span text:style-name="T66">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7">Le Décret n°77-1141 renvoie vers des arrêtés interministériels, qui ont été rarement pris, </text:span><text:span text:style-name="T69">la </text:span><text:span text:style-name="T68">précis</text:span><text:span text:style-name="T69">ion du contenu des mesures compensatoires</text:span><text:span text:style-name="T68"> </text:span><text:span text:style-name="T69">pour certaines catégories d'ouvrage</text:span><text:span text:style-name="T67">. </text:span></text:p>
      <text:p text:style-name="P31"><text:tab/><text:span text:style-name="T95">Pour la construction des autoroutes du Sud de la France, seuls les arrêtés préfectoraux pour un tronçon de moins de cinquante kilomètres entre Balbigny et La Tour de Salvagny mentionnent </text:span><text:soft-page-break/><text:span text:style-name="T95">l'obligation de réaliser des mesures compensatoires avant la mise en service de l'autoroute</text:span><text:span text:style-name="T95"><text:note text:id="ftn23" text:note-class="footnote"><text:note-citation>23</text:note-citation><text:note-body><text:p text:style-name="P26">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p</text:span>. 2 </text:p></text:note-body></text:note></text:span><text:span text:style-name="T95">.</text:span></text:p>
      <text:p text:style-name="P31"><text:tab/></text:p>
      <text:p text:style-name="P42">2. La nouvelle impulsion <text:s/>issue du le Droit communautaire</text:p>
      <text:p text:style-name="P29"/>
      <text:p text:style-name="P29"><text:tab/><text:span text:style-name="T77">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41">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4</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0"/>
      <text:p text:style-name="P42">3. La consécration théorique des mesures compensatoires par le Grenelle de l'environnement</text:p>
      <text:p text:style-name="P72"/>
      <text:p text:style-name="P53"><text:tab/><text:span text:style-name="T76">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5</text:note-citation><text:note-body><text:p text:style-name="P24">Code de l'environnement, art. L 411-1 et 411-2.</text:p><text:p text:style-name="P24"/></text:note-body></text:note></text:span><text:span text:style-name="T7">, </text:span><text:span text:style-name="T8">pour </text:span><text:span text:style-name="T7">l’application des procédures de la loi sur l’eau</text:span><text:span text:style-name="T7"><text:note text:id="ftn26" text:note-class="footnote"><text:note-citation>26</text:note-citation><text:note-body><text:p text:style-name="P25">Code de l'environnement, art. <text:s/>R. 214-6.</text:p><text:p text:style-name="P25"/></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7</text:note-citation><text:note-body><text:p text:style-name="P24">Code forestier, art. 311-1 à 5.</text:p><text:p text:style-name="P24"/></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8</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p. </text:span><text:span text:style-name="T10">3.</text:span></text:p></text:note-body></text:note></text:span><text:span text:style-name="T10">.</text:span></text:p>
      <text:p text:style-name="P53"><text:tab/>La loi n°2009-967 de programmation relative à la mise en œuvre du Grenelle de l'environne<text:soft-page-break/>ment fixe des objectifs de compensation des atteintes aux continuités écologiques. Ainsi, les mesures compensatoires pourront s'appliquer à la nature ordinaire, en raison des services écologiques qu'elle rend.</text:p>
      <text:p text:style-name="P55"><text:tab/><text:span text:style-name="T78">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78"><text:note text:id="ftn32" text:note-class="footnote"><text:note-citation>29</text:note-citation><text:note-body><text:p text:style-name="P51">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text:span><text:span text:style-name="T27">p. </text:span><text:span text:style-name="T28">3.</text:span></text:p><text:p text:style-name="P52"/></text:note-body></text:note></text:span><text:span text:style-name="T78">.</text:span></text:p>
      <text:p text:style-name="P53"><text:tab/><text:span text:style-name="T97">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50">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7"> »</text:span><text:span text:style-name="T97"><text:note text:id="ftn29" text:note-class="footnote"><text:note-citation>30</text:note-citation><text:note-body><text:p text:style-name="P28"><text:span text:style-name="T79">Doctrine Nationale p.</text:span> 10.</text:p></text:note-body></text:note></text:span><text:span text:style-name="T97">.</text:span></text:p>
      <text:p text:style-name="P53"><text:tab/>Le processus actuel de simplification et de modernisation du Droit de l'environnement conduit à l'expérimentation d'une autorisation environnementale unique<text:note text:id="ftn30" text:note-class="footnote"><text:note-citation>31</text:note-citation><text:note-body><text:p text:style-name="P27">«<text:span text:style-name="T34">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6">In. </text:span><text:span text:style-name="T32">« Compenser les atteintes à la biodiversité : expériences internationales et enseignements pour la France », </text:span><text:span text:style-name="T53">Le point sur</text:span><text:span text:style-name="T32">, <text:s/>n°133 Commissariat général au développement durable</text:span><text:span text:style-name="T53">, </text:span><text:span text:style-name="T32">aout 2012, p. </text:span><text:span text:style-name="T33">2.</text:span></text:p><text:p text:style-name="Footnote"/></text:note-body></text:note>, intégrant plusieurs permis environnementaux, qui devrait améliorer la compensation des impacts des projets. Par ailleurs, la <text:soft-page-break/>création d'une police unique de l'environnement<text:note text:id="ftn31" text:note-class="footnote"><text:note-citation>32</text:note-citation><text:note-body><text:p text:style-name="P8">créée par l’ordonnance n° 2012-34</text:p></text:note-body></text:note> devrait également permettre d'améliorer le contrôle de la réalité de la mise en œuvre de la compensation. <text:span text:style-name="T99">En effet, la compensation environnementale existe pour différentes procédures d'autorisation. Il convient dès lors de les associer ou de les conjuguer afin de parvenir à une gestion uniforme du milieu naturel impacté.</text:span></text:p>
      <text:p text:style-name="P53"/>
      <text:p text:style-name="P63">C. Cadre réglementaire de la compensation</text:p>
      <text:p text:style-name="P61"/>
      <text:p text:style-name="P62"><text:tab/><text:span text:style-name="T104">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span></text:p>
      <text:p text:style-name="P62"/>
      <text:p text:style-name="P60">1. Le cadre classique de la compensation</text:p>
      <text:p text:style-name="P62"><text:span text:style-name="T104"><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span></text:p>
      <text:p text:style-name="P75"><text:span text:style-name="T104">« </text:span><text:span text:style-name="T51">L</text:span><text:span text:style-name="T52">'étude d'impact présente [...] 7° Les mesures prévues par le pétitionnaire ou le maître de l'ouvrage pour :</text:span></text:p>
      <text:p text:style-name="P76"><text:span text:style-name="T34">-éviter les effets négatifs notables du projet sur l'environnement ou la santé humaine et réduire les effets n'ayant pu être évités ;</text:span></text:p>
      <text:p text:style-name="P76"><text:span text:style-name="T34">-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65"><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text:span><text:soft-page-break/><text:span text:style-name="T24">du projet, l'analyse des effets cumulés du projets avec d'autres projets connus, etc.</text:span></text:p>
      <text:p text:style-name="P64"/>
      <text:p text:style-name="P56"><text:span text:style-name="T23"><text:tab/>Les mesures compensatoires figurent en outre dans le contenu </text:span><text:span text:style-name="T22">des documents d'aménagements ou travaux </text:span><text:span text:style-name="T25">déclarées ou </text:span><text:span text:style-name="T22">autorisées </text:span><text:span text:style-name="T25">au </text:span><text:span text:style-name="T22">itre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6"><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70"><text:span text:style-name="T93">2. L'application de règles spécifiques de compensation à des cas particuliers</text:span></text:p>
      <text:p text:style-name="P67"><text:tab/>Les mesures compensatoires font partie des mesures qui doivent être prises <text:span text:style-name="T34">a priori </text:span>dans le cadre des projets susceptibles d'affecter de significativement un site Natura 2000 dans le cadre de l'évaluation des incidences sur l'état de conservation des sites Natura 2000 prévue à l'article L. 214-4 du Code de l'environnement.</text:p>
      <text:p text:style-name="P69"><text:tab/>Les mesures compensatoires figurent également au titre des pièces des projets d'intérêt public majeurs provoquant la destruction d'espèces protégées ou de leur milieu d'accueil au titre des articles L. 411-1 et L. 411-2 du Code de l'environnement.</text:p>
      <text:p text:style-name="P68">Elles existent également dans le cadre particulier des autorisation de défrichement lorsque ceux-ci sont compenser par des reboisements au titre de l'article L. 311-4-2 du Code forestier.</text:p>
      <text:p text:style-name="P66"/>
      <text:p text:style-name="P66"/>
      <text:p text:style-name="P68">Elles figurent également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3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74"/>
      <text:p text:style-name="P53"><text:tab/><text:span text:style-name="T99">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3"><text:tab/><text:span text:style-name="T100">Cet objectif est extrêmement ambitieux. S'il a été atteint, depuis 2009, les plans et projets soumis à autorisation n'auraient entraîné aucune perte nette en biodiversité. Un tel résultat apparaît, cependant, peu probable. </text:span></text:p>
      <text:p text:style-name="P55"><text:span text:style-name="T101"><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01"><text:note text:id="ftn0" text:note-class="footnote"><text:note-citation>33</text:note-citation><text:note-body><text:p text:style-name="P50"><text:span text:style-name="T1">« Utilisation du territoire en France métropolitaine »</text:span>. Agreste Primeur<text:span text:style-name="T1">, numéro 313, Juin 2014, p. 1.</text:span></text:p></text:note-body></text:note></text:span><text:span text:style-name="T101">. Dès lors, un problème quantitatif et qualitatif semble apparaître. </text:span></text:p>
      <text:p text:style-name="P55"><text:span text:style-name="T101"><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span></text:p>
      <text:p text:style-name="P55"><text:tab/><text:span text:style-name="T102">Notre étude portera uniquement sur la compensation avant la mise en service des impacts de projets d'aménagements industriels et d'infrastructures.</text:span></text:p>
      <text:p text:style-name="P73"><text:tab/><text:span text:style-name="T103">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5T22:48:29.591948054</dc:date>
    <meta:editing-duration>P3DT14H37M45S</meta:editing-duration>
    <meta:editing-cycles>20</meta:editing-cycles>
    <meta:document-statistic meta:table-count="0" meta:image-count="0" meta:object-count="0" meta:page-count="12" meta:paragraph-count="94" meta:word-count="4866" meta:character-count="32678" meta:non-whitespace-character-count="27826"/>
  </office:meta>
</office:document-meta>
</file>